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ffffff" loext:opacity="100%" officeooo:paragraph-rsid="000b0205"/>
    </style:style>
    <style:style style:name="P2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ffffff" loext:opacity="100%" officeooo:paragraph-rsid="000b0205"/>
    </style:style>
    <style:style style:name="P3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ffffff" loext:opacity="100%" fo:font-size="16pt" fo:font-weight="bold" officeooo:rsid="000b0205" officeooo:paragraph-rsid="000b0205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ffffff" loext:opacity="100%" fo:font-size="14pt" fo:font-weight="normal" officeooo:rsid="000b0205" officeooo:paragraph-rsid="000b020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ffffff" loext:opacity="100%" fo:font-size="12pt" fo:font-weight="normal" officeooo:rsid="000b0205" officeooo:paragraph-rsid="000b020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-0.051cm" fo:margin-right="-0.053cm" fo:margin-top="0cm" fo:margin-bottom="0.004cm" style:contextual-spacing="false" fo:line-height="108%" fo:text-align="start" style:justify-single-word="false" fo:text-indent="0cm" style:auto-text-indent="false"/>
      <style:text-properties fo:color="#ffffff" loext:opacity="100%" fo:font-size="12pt" fo:font-weight="normal" officeooo:rsid="000db555" officeooo:paragraph-rsid="000b020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635cm" fo:text-indent="0.614cm" style:auto-text-indent="false"/>
      <style:text-properties fo:color="#ffffff" loext:opacity="100%" officeooo:paragraph-rsid="000b0205"/>
    </style:style>
    <style:style style:name="P8" style:family="paragraph" style:parent-style-name="Standard">
      <style:paragraph-properties fo:margin-left="0.635cm" fo:text-indent="0.614cm" style:auto-text-indent="false"/>
      <style:text-properties fo:color="#ffffff" loext:opacity="100%" officeooo:rsid="000c435d" officeooo:paragraph-rsid="000c435d"/>
    </style:style>
    <style:style style:name="P9" style:family="paragraph" style:parent-style-name="Standard">
      <style:paragraph-properties fo:margin-left="0.635cm" fo:text-indent="0cm" style:auto-text-indent="false"/>
      <style:text-properties fo:color="#ffffff" loext:opacity="100%" fo:font-weight="bold" officeooo:rsid="000c435d" officeooo:paragraph-rsid="000c435d" style:font-weight-asian="bold" style:font-weight-complex="bold"/>
    </style:style>
    <style:style style:name="P10" style:family="paragraph" style:parent-style-name="Standard">
      <style:paragraph-properties fo:margin-left="0.635cm" fo:text-indent="0cm" style:auto-text-indent="false"/>
      <style:text-properties fo:color="#ffffff" loext:opacity="100%" fo:font-weight="bold" officeooo:rsid="000c435d" officeooo:paragraph-rsid="000db555" style:font-weight-asian="bold" style:font-weight-complex="bold"/>
    </style:style>
    <style:style style:name="P11" style:family="paragraph" style:parent-style-name="Standard">
      <style:paragraph-properties fo:margin-left="0cm" fo:text-indent="0cm" style:auto-text-indent="false"/>
      <style:text-properties fo:color="#ffffff" loext:opacity="100%" fo:font-weight="bold" officeooo:rsid="000db555" officeooo:paragraph-rsid="000db555" style:font-weight-asian="bold" style:font-weight-complex="bold"/>
    </style:style>
    <style:style style:name="P12" style:family="paragraph" style:parent-style-name="Standard" style:list-style-name="L1">
      <style:text-properties fo:color="#ffffff" loext:opacity="100%" fo:font-weight="bold" officeooo:rsid="000db555" officeooo:paragraph-rsid="000db555" style:font-weight-asian="bold" style:font-weight-complex="bold"/>
    </style:style>
    <style:style style:name="P13" style:family="paragraph" style:parent-style-name="Standard" style:list-style-name="L1">
      <style:text-properties fo:color="#ffffff" loext:opacity="100%" fo:font-weight="bold" officeooo:rsid="000f1e4b" officeooo:paragraph-rsid="000f1e4b" style:font-weight-asian="bold" style:font-weight-complex="bold"/>
    </style:style>
    <style:style style:name="P14" style:family="paragraph" style:parent-style-name="Standard" style:list-style-name="L1">
      <style:text-properties fo:color="#ffffff" loext:opacity="100%" fo:font-weight="bold" officeooo:rsid="000f9821" officeooo:paragraph-rsid="000f9821" style:font-weight-asian="bold" style:font-weight-complex="bold"/>
    </style:style>
    <style:style style:name="P15" style:family="paragraph" style:parent-style-name="Standard">
      <style:text-properties fo:color="#ffffff" loext:opacity="100%" fo:font-weight="bold" officeooo:rsid="000f9821" officeooo:paragraph-rsid="000f9821" style:font-weight-asian="bold" style:font-weight-complex="bold"/>
    </style:style>
    <style:style style:name="P16" style:family="paragraph" style:parent-style-name="Standard">
      <style:paragraph-properties fo:margin-left="0cm" fo:text-indent="0cm" style:auto-text-indent="false"/>
      <style:text-properties fo:color="#ffffff" loext:opacity="100%" fo:font-weight="bold" officeooo:rsid="000db555" officeooo:paragraph-rsid="000f9821" style:font-weight-asian="bold" style:font-weight-complex="bold"/>
    </style:style>
    <style:style style:name="P17" style:family="paragraph" style:parent-style-name="Standard">
      <style:paragraph-properties fo:margin-left="0cm" fo:text-indent="0cm" style:auto-text-indent="false"/>
      <style:text-properties fo:color="#ffffff" loext:opacity="100%" fo:font-size="14pt" fo:font-weight="normal" officeooo:rsid="000f9821" officeooo:paragraph-rsid="000f982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text-indent="0cm" style:auto-text-indent="false"/>
      <style:text-properties fo:color="#ffffff" loext:opacity="100%" fo:font-size="20pt" fo:font-weight="bold" officeooo:rsid="000faaa5" officeooo:paragraph-rsid="000f9821" style:font-size-asian="20pt" style:font-weight-asian="bold" style:font-size-complex="20pt" style:font-weight-complex="bold"/>
    </style:style>
    <style:style style:name="P19" style:family="paragraph" style:parent-style-name="Table_20_Contents">
      <style:text-properties fo:font-size="20pt" fo:font-style="italic" fo:font-weight="bold" officeooo:rsid="000faaa5" officeooo:paragraph-rsid="000faaa5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Table_20_Contents">
      <style:text-properties fo:font-size="14pt" fo:font-weight="bold" officeooo:rsid="000faaa5" officeooo:paragraph-rsid="000faaa5" style:font-size-asian="14pt" style:font-weight-asian="bold" style:font-size-complex="14pt" style:font-weight-complex="bold"/>
    </style:style>
    <style:style style:name="P21" style:family="paragraph" style:parent-style-name="Table_20_Contents">
      <style:text-properties fo:font-size="14pt" officeooo:rsid="000faaa5" officeooo:paragraph-rsid="000faaa5" style:font-size-asian="14pt" style:font-size-complex="14pt"/>
    </style:style>
    <style:style style:name="P22" style:family="paragraph" style:parent-style-name="Table_20_Contents">
      <style:text-properties fo:font-size="14pt" style:font-size-asian="14pt" style:font-size-complex="14pt"/>
    </style:style>
    <style:style style:name="P23" style:family="paragraph" style:parent-style-name="Table_20_Contents">
      <style:text-properties fo:font-size="14pt" officeooo:rsid="00109df1" officeooo:paragraph-rsid="00109df1" style:font-size-asian="14pt" style:font-size-complex="14pt"/>
    </style:style>
    <style:style style:name="P24" style:family="paragraph" style:parent-style-name="Table_20_Contents">
      <style:text-properties fo:font-size="14pt" fo:font-weight="bold" officeooo:rsid="00109df1" officeooo:paragraph-rsid="00109df1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officeooo:rsid="0011b933" officeooo:paragraph-rsid="0011b933" style:font-size-asian="14pt" style:font-size-complex="14pt"/>
    </style:style>
    <style:style style:name="P26" style:family="paragraph" style:parent-style-name="Table_20_Contents">
      <style:text-properties fo:font-size="14pt" fo:font-weight="bold" officeooo:rsid="0011b933" officeooo:paragraph-rsid="0011b933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fo:font-size="14pt" officeooo:rsid="0012ae2a" officeooo:paragraph-rsid="0012ae2a" style:font-size-asian="14pt" style:font-size-complex="14pt"/>
    </style:style>
    <style:style style:name="P28" style:family="paragraph" style:parent-style-name="Table_20_Contents">
      <style:text-properties fo:font-size="14pt" fo:font-weight="bold" officeooo:rsid="0013f820" officeooo:paragraph-rsid="0013f820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fo:font-size="14pt" officeooo:rsid="0013f820" officeooo:paragraph-rsid="0013f820" style:font-size-asian="14pt" style:font-size-complex="14pt"/>
    </style:style>
    <style:style style:name="P30" style:family="paragraph" style:parent-style-name="Standard">
      <style:paragraph-properties fo:margin-left="0cm" fo:text-indent="0cm" style:auto-text-indent="false"/>
      <style:text-properties fo:color="#ffffff" loext:opacity="100%" fo:font-size="20pt" fo:font-weight="bold" officeooo:rsid="0015ac77" officeooo:paragraph-rsid="0015ac77" style:font-size-asian="20pt" style:font-weight-asian="bold" style:font-size-complex="20pt" style:font-weight-complex="bold"/>
    </style:style>
    <style:style style:name="P31" style:family="paragraph" style:parent-style-name="Standard">
      <style:paragraph-properties fo:margin-left="0cm" fo:text-indent="0cm" style:auto-text-indent="false"/>
      <style:text-properties fo:color="#ffffff" loext:opacity="100%" fo:font-size="12pt" fo:font-weight="normal" officeooo:rsid="0015ac77" officeooo:paragraph-rsid="0015ac7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cm" fo:text-indent="0cm" style:auto-text-indent="false"/>
      <style:text-properties fo:color="#ffffff" loext:opacity="100%" fo:font-size="12pt" fo:font-weight="normal" officeooo:rsid="0015f52b" officeooo:paragraph-rsid="0015f52b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fo:color="#ffffff" loext:opacity="100%" fo:font-size="12pt" fo:font-weight="bold" officeooo:rsid="0015f52b" officeooo:paragraph-rsid="0015f52b" style:font-size-asian="10.5pt" style:font-weight-asian="bold" style:font-size-complex="12pt" style:font-weight-complex="bold"/>
    </style:style>
    <style:style style:name="P34" style:family="paragraph" style:parent-style-name="Standard" style:list-style-name="L2">
      <style:text-properties fo:color="#ffffff" loext:opacity="100%" fo:font-size="12pt" fo:font-weight="normal" officeooo:rsid="0015f52b" officeooo:paragraph-rsid="0015f52b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fo:color="#ffffff" loext:opacity="100%" fo:font-size="12pt" fo:font-weight="normal" officeooo:rsid="00183f00" officeooo:paragraph-rsid="00183f00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text-properties fo:color="#ffffff" loext:opacity="100%" fo:font-size="12pt" fo:font-weight="normal" officeooo:rsid="0016554f" officeooo:paragraph-rsid="0016554f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text-properties fo:color="#ffffff" loext:opacity="100%" fo:font-size="12pt" fo:font-weight="normal" officeooo:rsid="0019a43b" officeooo:paragraph-rsid="0019a43b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ffffff" loext:opacity="100%" fo:font-size="12pt" fo:font-weight="normal" officeooo:rsid="0016554f" officeooo:paragraph-rsid="0016554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text-indent="0cm" style:auto-text-indent="false"/>
      <style:text-properties fo:color="#ffffff" loext:opacity="100%" fo:font-size="20pt" fo:font-weight="bold" officeooo:rsid="0019a43b" officeooo:paragraph-rsid="0019a43b" style:font-size-asian="20pt" style:font-weight-asian="bold" style:font-size-complex="20pt" style:font-weight-complex="bold"/>
    </style:style>
    <style:style style:name="P40" style:family="paragraph" style:parent-style-name="Standard">
      <style:paragraph-properties fo:margin-left="0cm" fo:text-indent="0cm" style:auto-text-indent="false"/>
      <style:text-properties fo:color="#ffffff" loext:opacity="100%" fo:font-size="14pt" fo:font-style="italic" fo:font-weight="bold" officeooo:rsid="0019a43b" officeooo:paragraph-rsid="0019a43b" style:font-size-asian="12.25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margin-left="0cm" fo:text-indent="0cm" style:auto-text-indent="false"/>
      <style:text-properties fo:color="#ffffff" loext:opacity="100%" fo:font-size="14pt" fo:font-weight="normal" officeooo:rsid="0019a43b" officeooo:paragraph-rsid="0019a43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text-indent="0cm" style:auto-text-indent="false"/>
      <style:text-properties fo:color="#ffffff" loext:opacity="100%" fo:font-size="12pt" fo:font-weight="normal" officeooo:rsid="0019a43b" officeooo:paragraph-rsid="0019a43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text-indent="0cm" style:auto-text-indent="false"/>
      <style:text-properties fo:color="#ffffff" loext:opacity="100%" fo:font-size="12pt" fo:font-weight="normal" officeooo:rsid="001b2d12" officeooo:paragraph-rsid="001b2d1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cm" fo:text-indent="0cm" style:auto-text-indent="false"/>
      <style:text-properties fo:color="#ffffff" loext:opacity="100%" fo:font-size="12pt" fo:font-style="italic" fo:font-weight="bold" officeooo:rsid="001b2d12" officeooo:paragraph-rsid="001b2d12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margin-left="0cm" fo:text-indent="0cm" style:auto-text-indent="false"/>
      <style:text-properties fo:color="#ffffff" loext:opacity="100%" fo:font-size="14pt" fo:font-weight="normal" officeooo:rsid="0019a43b" officeooo:paragraph-rsid="001b2d12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cm" fo:text-indent="0cm" style:auto-text-indent="false"/>
      <style:text-properties fo:color="#ffffff" loext:opacity="100%" fo:font-size="20pt" fo:font-weight="bold" officeooo:rsid="0019a43b" officeooo:paragraph-rsid="001bec91" style:font-size-asian="20pt" style:font-weight-asian="bold" style:font-size-complex="20pt" style:font-weight-complex="bold"/>
    </style:style>
    <style:style style:name="P47" style:family="paragraph" style:parent-style-name="Standard">
      <style:paragraph-properties fo:margin-left="0cm" fo:text-indent="0cm" style:auto-text-indent="false"/>
      <style:text-properties fo:color="#ffffff" loext:opacity="100%" fo:font-size="12pt" fo:font-weight="bold" officeooo:rsid="0019a43b" officeooo:paragraph-rsid="001bec9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left="0cm" fo:text-indent="0cm" style:auto-text-indent="false"/>
      <style:text-properties fo:color="#ffffff" loext:opacity="100%" fo:font-size="12pt" fo:font-weight="bold" officeooo:rsid="001bec91" officeooo:paragraph-rsid="001bec91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left="0cm" fo:text-indent="0cm" style:auto-text-indent="false"/>
      <style:text-properties fo:color="#ffffff" loext:opacity="100%" fo:font-size="12pt" fo:font-style="italic" fo:font-weight="bold" officeooo:rsid="0019a43b" officeooo:paragraph-rsid="001bec91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left="0cm" fo:text-indent="0cm" style:auto-text-indent="false"/>
      <style:text-properties fo:color="#ffffff" loext:opacity="100%" fo:font-size="12pt" fo:font-weight="normal" officeooo:rsid="0019a43b" officeooo:paragraph-rsid="001bec91" style:font-size-asian="10.5pt" style:font-weight-asian="normal" style:font-size-complex="12pt" style:font-weight-complex="normal"/>
    </style:style>
    <style:style style:name="P51" style:family="paragraph" style:parent-style-name="Standard" style:list-style-name="L3">
      <style:text-properties fo:color="#ffffff" loext:opacity="100%" fo:font-size="12pt" fo:font-style="normal" fo:font-weight="bold" officeooo:rsid="001cb611" officeooo:paragraph-rsid="001d1e3b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text-properties fo:color="#ffffff" loext:opacity="100%" fo:font-size="12pt" fo:font-style="italic" fo:font-weight="normal" officeooo:rsid="001bec91" officeooo:paragraph-rsid="001bec91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color="#ffffff" loext:opacity="100%" fo:font-size="12pt" fo:font-style="normal" fo:font-weight="normal" officeooo:rsid="001bec91" officeooo:paragraph-rsid="001bec9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fo:color="#ffffff" loext:opacity="100%" fo:font-size="12pt" fo:font-style="normal" fo:font-weight="normal" officeooo:rsid="001bec91" officeooo:paragraph-rsid="001f088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fo:color="#ffffff" loext:opacity="100%" fo:font-size="12pt" fo:font-style="normal" fo:font-weight="bold" officeooo:rsid="001cb611" officeooo:paragraph-rsid="001cb611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left="0cm" fo:text-indent="0cm" style:auto-text-indent="false"/>
      <style:text-properties fo:color="#ffffff" loext:opacity="100%" fo:font-size="12pt" fo:font-weight="normal" officeooo:rsid="001d1e3b" officeooo:paragraph-rsid="001d1e3b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text-properties fo:color="#ffffff" loext:opacity="100%" fo:font-size="12pt" fo:font-weight="bold" officeooo:rsid="001d1e3b" officeooo:paragraph-rsid="001d1e3b" style:font-size-asian="10.5pt" style:font-weight-asian="bold" style:font-size-complex="12pt" style:font-weight-complex="bold"/>
    </style:style>
    <style:style style:name="P58" style:family="paragraph" style:parent-style-name="Standard" style:list-style-name="L5">
      <style:text-properties fo:color="#ffffff" loext:opacity="100%" fo:font-size="12pt" fo:font-style="normal" fo:font-weight="bold" officeooo:rsid="001d1e3b" officeooo:paragraph-rsid="001d1e3b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text-properties fo:color="#ffffff" loext:opacity="100%" fo:font-size="12pt" fo:font-style="normal" fo:font-weight="normal" officeooo:rsid="001d1e3b" officeooo:paragraph-rsid="001d1e3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6">
      <style:text-properties fo:color="#ffffff" loext:opacity="100%" fo:font-size="12pt" fo:font-style="normal" fo:font-weight="bold" officeooo:rsid="001d1e3b" officeooo:paragraph-rsid="001d1e3b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6">
      <style:text-properties fo:color="#ffffff" loext:opacity="100%" fo:font-size="12pt" fo:font-style="normal" fo:font-weight="bold" officeooo:rsid="001f088c" officeooo:paragraph-rsid="001f088c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text-properties fo:color="#ffffff" loext:opacity="100%" fo:font-size="12pt" fo:font-style="normal" fo:font-weight="normal" officeooo:rsid="001f088c" officeooo:paragraph-rsid="001f088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7">
      <style:text-properties fo:color="#ffffff" loext:opacity="100%" fo:font-size="12pt" fo:font-style="normal" fo:font-weight="normal" officeooo:rsid="001f088c" officeooo:paragraph-rsid="001f088c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7">
      <style:text-properties fo:color="#ffffff" loext:opacity="100%" fo:font-size="12pt" fo:font-style="normal" fo:font-weight="bold" officeooo:rsid="001f088c" officeooo:paragraph-rsid="001f088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text-properties fo:color="#ffffff" loext:opacity="100%" fo:font-size="12pt" fo:font-style="italic" fo:font-weight="normal" officeooo:rsid="00205e61" officeooo:paragraph-rsid="001f088c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color="#ffffff" loext:opacity="100%" fo:font-size="12pt" fo:font-style="normal" fo:font-weight="normal" officeooo:rsid="00205e61" officeooo:paragraph-rsid="00205e61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8">
      <style:text-properties fo:color="#ffffff" loext:opacity="100%" fo:font-size="12pt" fo:font-style="normal" fo:font-weight="normal" officeooo:rsid="00205e61" officeooo:paragraph-rsid="00205e61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color="#ffffff" loext:opacity="100%" fo:font-size="12pt" fo:font-style="italic" fo:font-weight="normal" officeooo:rsid="00205e61" officeooo:paragraph-rsid="00205e61" style:font-size-asian="10.5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color="#ffffff" loext:opacity="100%" fo:font-size="12pt" fo:font-style="normal" fo:font-weight="normal" officeooo:rsid="00223bb5" officeooo:paragraph-rsid="00223bb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9">
      <style:text-properties fo:color="#ffffff" loext:opacity="100%" fo:font-size="12pt" fo:font-style="normal" fo:font-weight="bold" officeooo:rsid="00223bb5" officeooo:paragraph-rsid="00223bb5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 style:list-style-name="L9">
      <style:text-properties fo:color="#ffffff" loext:opacity="100%" fo:font-size="12pt" fo:font-style="normal" fo:font-weight="bold" officeooo:rsid="00240ca2" officeooo:paragraph-rsid="00240ca2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text-properties officeooo:paragraph-rsid="00223bb5"/>
    </style:style>
    <style:style style:name="P73" style:family="paragraph" style:parent-style-name="Standard" style:list-style-name="L10">
      <style:text-properties fo:color="#ffffff" loext:opacity="100%" fo:font-size="12pt" fo:font-style="normal" fo:font-weight="bold" officeooo:rsid="00223bb5" officeooo:paragraph-rsid="00223bb5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 style:list-style-name="L10">
      <style:text-properties fo:color="#ffffff" loext:opacity="100%" fo:font-size="12pt" fo:font-style="italic" fo:font-weight="bold" officeooo:rsid="00223bb5" officeooo:paragraph-rsid="00223bb5" style:font-size-asian="10.5pt" style:font-style-asian="italic" style:font-weight-asian="bold" style:font-size-complex="12pt" style:font-style-complex="italic" style:font-weight-complex="bold"/>
    </style:style>
    <style:style style:name="P75" style:family="paragraph" style:parent-style-name="Standard">
      <style:paragraph-properties fo:margin-left="0cm" fo:text-indent="0cm" style:auto-text-indent="false"/>
      <style:text-properties fo:color="#ffffff" loext:opacity="100%" fo:font-size="20pt" fo:font-weight="bold" officeooo:rsid="000faaa5" officeooo:paragraph-rsid="0015ac77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55fe"/>
    </style:style>
    <style:style style:name="T3" style:family="text">
      <style:text-properties officeooo:rsid="000b0205"/>
    </style:style>
    <style:style style:name="T4" style:family="text">
      <style:text-properties officeooo:rsid="000c435d"/>
    </style:style>
    <style:style style:name="T5" style:family="text">
      <style:text-properties officeooo:rsid="000db555"/>
    </style:style>
    <style:style style:name="T6" style:family="text">
      <style:text-properties officeooo:rsid="000f1e4b"/>
    </style:style>
    <style:style style:name="T7" style:family="text">
      <style:text-properties officeooo:rsid="000f9821"/>
    </style:style>
    <style:style style:name="T8" style:family="text">
      <style:text-properties fo:font-size="14pt" fo:font-weight="normal" officeooo:rsid="000f9821" style:font-size-asian="14pt" style:font-weight-asian="normal" style:font-size-complex="14pt" style:font-weight-complex="normal"/>
    </style:style>
    <style:style style:name="T9" style:family="text">
      <style:text-properties fo:font-size="20pt" officeooo:rsid="000faaa5" style:font-size-asian="20pt" style:font-size-complex="20pt"/>
    </style:style>
    <style:style style:name="T10" style:family="text">
      <style:text-properties officeooo:rsid="0012ae2a"/>
    </style:style>
    <style:style style:name="T11" style:family="text">
      <style:text-properties officeooo:rsid="0013f820"/>
    </style:style>
    <style:style style:name="T12" style:family="text">
      <style:text-properties fo:font-weight="bold" officeooo:rsid="0015f52b" style:font-weight-asian="bold" style:font-weight-complex="bold"/>
    </style:style>
    <style:style style:name="T13" style:family="text">
      <style:text-properties officeooo:rsid="0015f52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6554f"/>
    </style:style>
    <style:style style:name="T16" style:family="text">
      <style:text-properties officeooo:rsid="0019a43b"/>
    </style:style>
    <style:style style:name="T17" style:family="text">
      <style:text-properties officeooo:rsid="00183f00"/>
    </style:style>
    <style:style style:name="T18" style:family="text">
      <style:text-properties officeooo:rsid="001b2d12"/>
    </style:style>
    <style:style style:name="T19" style:family="text">
      <style:text-properties officeooo:rsid="00223bb5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fo:font-size="14pt" officeooo:rsid="0019a43b" style:font-size-asian="12.25pt" style:font-size-complex="14pt"/>
    </style:style>
    <style:style style:name="T22" style:family="text">
      <style:text-properties officeooo:rsid="001bec91"/>
    </style:style>
    <style:style style:name="T23" style:family="text">
      <style:text-properties fo:font-style="italic" officeooo:rsid="0019a43b" style:font-size-asian="12pt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officeooo:rsid="001d1e3b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f088c" style:font-style-asian="italic" style:font-weight-asian="normal" style:font-style-complex="italic" style:font-weight-complex="normal"/>
    </style:style>
    <style:style style:name="T28" style:family="text">
      <style:text-properties fo:font-weight="normal" officeooo:rsid="001d1e3b" style:font-weight-asian="normal" style:font-weight-complex="normal"/>
    </style:style>
    <style:style style:name="T29" style:family="text">
      <style:text-properties fo:font-style="italic" officeooo:rsid="001d1e3b" style:font-style-asian="italic" style:font-style-complex="italic"/>
    </style:style>
    <style:style style:name="T30" style:family="text">
      <style:text-properties fo:font-weight="normal" officeooo:rsid="001f088c" style:font-weight-asian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1f088c"/>
    </style:style>
    <style:style style:name="T33" style:family="text">
      <style:text-properties fo:font-weight="normal" officeooo:rsid="00205e61" style:font-weight-asian="normal" style:font-weight-complex="normal"/>
    </style:style>
    <style:style style:name="T34" style:family="text">
      <style:text-properties fo:font-style="italic" fo:font-weight="normal" officeooo:rsid="00205e61" style:font-style-asian="italic" style:font-weight-asian="normal" style:font-style-complex="italic" style:font-weight-complex="normal"/>
    </style:style>
    <style:style style:name="T35" style:family="text">
      <style:text-properties fo:color="#ff0000" loext:opacity="100%" fo:font-size="12pt" fo:font-style="italic" fo:font-weight="normal" officeooo:rsid="00223bb5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ffffff" loext:opacity="100%" fo:font-size="12pt" fo:font-style="italic" fo:font-weight="normal" officeooo:rsid="00223bb5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fo:color="#ff0000" loext:opacity="100%"/>
    </style:style>
    <style:style style:name="T3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rtownia danych: Specyfikacja procesów biznesowych komisariatu policji</text:p>
      <text:p text:style-name="P2"/>
      <text:p text:style-name="P3">Specyfikacja wymagań dla procesów biznesowych komisariatu policji</text:p>
      <text:p text:style-name="P3"/>
      <text:p text:style-name="P4">1. <text:s/>Ogólny opis procesów biznesowych:</text:p>
      <text:p text:style-name="P5"/>
      <text:p text:style-name="P6">a)</text:p>
      <text:p text:style-name="P5"/>
      <text:p text:style-name="P7"><text:span text:style-name="T1">Komisariat Policji w Gdańsku </text:span>zajmuje się utrzymaniem porządku publicznego na terenie miasta Gdańsk. Głównym celem jest osiągnięcie jak najwyższego poziomu bezpieczeństwa w mieście. Aby osiągnąć ten cel Jan Policyjny – komendant – przypuszcza roczny spadek wypadków drogowych <text:span text:style-name="T2">na terenie </text:span><text:span text:style-name="T3">będącym </text:span><text:span text:style-name="T2">objętym </text:span><text:span text:style-name="T3">pod</text:span><text:span text:style-name="T2"> jury</text:span><text:span text:style-name="T3">s</text:span><text:span text:style-name="T2">dykcją</text:span> o 10%.</text:p>
      <text:p text:style-name="P8">Do kluczowych zagadnień w kontekście utrzymania i kontroli bezpieczeństwa drogowego, należą między innymi przeprowadzane regularnie akcje kontrolne, w których to patrole policyjne rozstawione w odpowiednich miejscach kontrolują prędkość z jaką poruszają się nadjeżdżające w ich stronę pojazdy. W przypadku gdy dojdzie do naruszenia przepisów, przekroczenia prędkości patrol zatrzymuje kierowcę na kontrolę, sprawdza jego trzeźwość oraz wypisuje mu ewentualny mandat otrzymany za przekroczenie prędkości.</text:p>
      <text:p text:style-name="P7">Komendanta interesuje jaka jest zależność między <text:span text:style-name="T3">natężeniem wykroczeń drogowych, a </text:span><text:s/>różnymi okresami roku, <text:span text:style-name="T4">to jakie miejsca wymagają szczególnej uwagi przy planowaniu akcji oraz to w jakich dniach tygodnia szczególnie natężają się wykroczenia drogowe.</text:span></text:p>
      <text:p text:style-name="P9"/>
      <text:p text:style-name="P10">Komendant chce w perspektywie najbliższego roku uzyskać <text:span text:style-name="T5">10%</text:span> spadek wykroczeń drogowyc<text:span text:style-name="T6">h względem roku bieżącego.</text:span></text:p>
      <text:p text:style-name="P10"/>
      <text:p text:style-name="P11">b)</text:p>
      <text:list text:style-name="L1">
        <text:list-item>
          <text:p text:style-name="P12">Pogrupuj liczbę wykroczeń w konkretnych grupach wiekowych.</text:p>
        </text:list-item>
        <text:list-item>
          <text:p text:style-name="P13">Podaj ile zarobiły mandaty przez ostatni kwartał.</text:p>
        </text:list-item>
        <text:list-item>
          <text:p text:style-name="P13">W których miejscach przez ostatni miesiąc doszło do największej liczby wykroczeń?</text:p>
        </text:list-item>
        <text:list-item>
          <text:p text:style-name="P13">W jakim dniu tygodnia najczęściej łapani są pijani kierowcy?</text:p>
        </text:list-item>
        <text:list-item>
          <text:p text:style-name="P13">Który miesiąc przyniósł najsurowsze kary punktowe przez ostatnie pół roku?</text:p>
        </text:list-item>
        <text:list-item>
          <text:p text:style-name="P13">Porównaj liczbę wykroczeń z poprzedniego tygodnia, ze średnią liczbą wykroczeń na tydzień z ostatnich 3 miesięcy.</text:p>
        </text:list-item>
        <text:list-item>
          <text:p text:style-name="P13">Ile spośród wszystkich wykroczeń drogowych było z udziałem osób nietrzeźwych?</text:p>
        </text:list-item>
        <text:list-item>
          <text:p text:style-name="P13">Biorąc pod uwagę tylko ostatni miesiąc, który z patroli wystawił największą liczbę mandatów?</text:p>
        </text:list-item>
        <text:list-item>
          <text:p text:style-name="P13">Biorąc pod uwagę wszystkie patrole ile z planowanych akcji się nie odbyło przez ostatnie pół roku?</text:p>
        </text:list-item>
        <text:list-item>
          <text:p text:style-name="P14">Jak zmienia się liczba wykroczeń przez miesiące wakacyjne, w porównaniu całego roku?</text:p>
        </text:list-item>
      </text:list>
      <text:p text:style-name="P15"/>
      <text:p text:style-name="P15">c)</text:p>
      <text:p text:style-name="P15"/>
      <text:p text:style-name="P15"><text:tab/>Wszystkie dane dotyczące patroli, akcji, a także samych wystawianych mandatów przechowywane są w systemie „Ticketer”. System ten przechowuje informacje na temat tego jaki patrol i kiedy przeprowadzał akcję drogową, jakie podczas niej były kontrole oraz ile i jakie mandaty zostały podczas danej akcji wystawione.</text:p>
      <text:p text:style-name="P10"/>
      <text:p text:style-name="P11"/>
      <text:p text:style-name="P16"><text:soft-page-break/><text:span text:style-name="T7">2. </text:span><text:span text:style-name="T8">Struktury źródeł danych:</text:span></text:p>
      <text:p text:style-name="P17"/>
      <text:p text:style-name="P16"><text:s/><text:span text:style-name="T9">Ticketer</text:span></text:p>
      <text:p text:style-name="P18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9">Table name</text:p>
          </table:table-cell>
          <table:table-cell table:style-name="Tabela1.A1" office:value-type="string">
            <text:p text:style-name="P19">Attribute</text:p>
          </table:table-cell>
          <table:table-cell table:style-name="Tabela1.A1" office:value-type="string">
            <text:p text:style-name="P19">Attribute Type</text:p>
          </table:table-cell>
          <table:table-cell table:style-name="Tabela1.D1" office:value-type="string">
            <text:p text:style-name="P19">Description</text:p>
          </table:table-cell>
        </table:table-row>
        <table:table-row>
          <table:table-cell table:style-name="Tabela1.A2" office:value-type="string">
            <text:p text:style-name="P20">Patrol</text:p>
          </table:table-cell>
          <table:table-cell table:style-name="Tabela1.A2" office:value-type="string">
            <text:p text:style-name="P21">Id</text:p>
          </table:table-cell>
          <table:table-cell table:style-name="Tabela1.A2" office:value-type="string">
            <text:p text:style-name="P21">Numeric</text:p>
          </table:table-cell>
          <table:table-cell table:style-name="Tabela1.D2" office:value-type="string">
            <text:p text:style-name="P21">PK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1">nr_przelozonego</text:p>
          </table:table-cell>
          <table:table-cell table:style-name="Tabela1.A2" office:value-type="string">
            <text:p text:style-name="P21">Numeric</text:p>
          </table:table-cell>
          <table:table-cell table:style-name="Tabela1.D2" office:value-type="string">
            <text:p text:style-name="P21">Numer identyfikacyjny starszego policjanta z patrolu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1">nr_mlodszego</text:p>
          </table:table-cell>
          <table:table-cell table:style-name="Tabela1.A2" office:value-type="string">
            <text:p text:style-name="P21">Numeric</text:p>
          </table:table-cell>
          <table:table-cell table:style-name="Tabela1.D2" office:value-type="string">
            <text:p text:style-name="P21">Numer identyfikacyjny młodszego policjanta z patrolu</text:p>
          </table:table-cell>
        </table:table-row>
        <table:table-row>
          <table:table-cell table:style-name="Tabela1.A2" office:value-type="string">
            <text:p text:style-name="P20">Akcja</text:p>
          </table:table-cell>
          <table:table-cell table:style-name="Tabela1.A2" office:value-type="string">
            <text:p text:style-name="P21">data</text:p>
          </table:table-cell>
          <table:table-cell table:style-name="Tabela1.A2" office:value-type="string">
            <text:p text:style-name="P21">DateTime</text:p>
          </table:table-cell>
          <table:table-cell table:style-name="Tabela1.D2" office:value-type="string">
            <text:p text:style-name="P21">Dokładana data przeprowadzonej akcji drogowej, z dokładnością do godzin jej się odbywania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1">miejsce</text:p>
          </table:table-cell>
          <table:table-cell table:style-name="Tabela1.A2" office:value-type="string">
            <text:p text:style-name="P21">String(100)</text:p>
          </table:table-cell>
          <table:table-cell table:style-name="Tabela1.D2" office:value-type="string">
            <text:p text:style-name="P21">Miejsce odbywania się akcji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1">Id</text:p>
          </table:table-cell>
          <table:table-cell table:style-name="Tabela1.A2" office:value-type="string">
            <text:p text:style-name="P21">Numeric</text:p>
          </table:table-cell>
          <table:table-cell table:style-name="Tabela1.D2" office:value-type="string">
            <text:p text:style-name="P21">PK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3">FK_patrol_id</text:p>
          </table:table-cell>
          <table:table-cell table:style-name="Tabela1.A2" office:value-type="string">
            <text:p text:style-name="P23">Numeric</text:p>
          </table:table-cell>
          <table:table-cell table:style-name="Tabela1.D2" office:value-type="string">
            <text:p text:style-name="P23">Klucz obcy wskazujący na patrol kierujący akcją, realizacja relacji n:1 między akcją a patrolem</text:p>
          </table:table-cell>
        </table:table-row>
        <table:table-row>
          <table:table-cell table:style-name="Tabela1.A2" office:value-type="string">
            <text:p text:style-name="P24">Kontrola</text:p>
          </table:table-cell>
          <table:table-cell table:style-name="Tabela1.A2" office:value-type="string">
            <text:p text:style-name="P23">FK_akcja_id</text:p>
          </table:table-cell>
          <table:table-cell table:style-name="Tabela1.A2" office:value-type="string">
            <text:p text:style-name="P25">Numeric</text:p>
          </table:table-cell>
          <table:table-cell table:style-name="Tabela1.D2" office:value-type="string">
            <text:p text:style-name="P25"><text:span text:style-name="T10">FK część </text:span>PK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3">FK_patrol_id</text:p>
          </table:table-cell>
          <table:table-cell table:style-name="Tabela1.A2" office:value-type="string">
            <text:p text:style-name="P25">Numeric</text:p>
          </table:table-cell>
          <table:table-cell table:style-name="Tabela1.D2" office:value-type="string">
            <text:p text:style-name="P25"><text:span text:style-name="T10">FK część </text:span>PK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5">czas</text:p>
          </table:table-cell>
          <table:table-cell table:style-name="Tabela1.A2" office:value-type="string">
            <text:p text:style-name="P25">DateTime</text:p>
          </table:table-cell>
          <table:table-cell table:style-name="Tabela1.D2" office:value-type="string">
            <text:p text:style-name="P25">Określa dokładną godzinę, w której odbyła się kontrola</text:p>
          </table:table-cell>
        </table:table-row>
        <table:table-row>
          <table:table-cell table:style-name="Tabela1.A2" office:value-type="string">
            <text:p text:style-name="P26"/>
          </table:table-cell>
          <table:table-cell table:style-name="Tabela1.A2" office:value-type="string">
            <text:p text:style-name="P27">trzezwy</text:p>
          </table:table-cell>
          <table:table-cell table:style-name="Tabela1.A2" office:value-type="string">
            <text:p text:style-name="P27">Bit</text:p>
          </table:table-cell>
          <table:table-cell table:style-name="Tabela1.D2" office:value-type="string">
            <text:p text:style-name="P27">Określa czy zatrzymany był pod wpływem alkoholu</text:p>
          </table:table-cell>
        </table:table-row>
        <text:soft-page-break/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7">wykroczenie</text:p>
          </table:table-cell>
          <table:table-cell table:style-name="Tabela1.A2" office:value-type="string">
            <text:p text:style-name="P27">bit</text:p>
          </table:table-cell>
          <table:table-cell table:style-name="Tabela1.D2" office:value-type="string">
            <text:p text:style-name="P27">Określa czy zatrzymany popełnił wykroczenie</text:p>
          </table:table-cell>
        </table:table-row>
        <table:table-row>
          <table:table-cell table:style-name="Tabela1.A2" office:value-type="string">
            <text:p text:style-name="P28">Mandat</text:p>
          </table:table-cell>
          <table:table-cell table:style-name="Tabela1.A2" office:value-type="string">
            <text:p text:style-name="P29">FK_patrol_id</text:p>
          </table:table-cell>
          <table:table-cell table:style-name="Tabela1.A2" office:value-type="string">
            <text:p text:style-name="P29">Numeric</text:p>
          </table:table-cell>
          <table:table-cell table:style-name="Tabela1.D2" office:value-type="string">
            <text:p text:style-name="P29">FK część PK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9">FK_mandat_id</text:p>
          </table:table-cell>
          <table:table-cell table:style-name="Tabela1.A2" office:value-type="string">
            <text:p text:style-name="P29">Numeric</text:p>
          </table:table-cell>
          <table:table-cell table:style-name="Tabela1.D2" office:value-type="string">
            <text:p text:style-name="P29">FK część PK</text:p>
          </table:table-cell>
        </table:table-row>
      </table:table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29">imie</text:p>
          </table:table-cell>
          <table:table-cell table:style-name="Tabela2.A1" office:value-type="string">
            <text:p text:style-name="P29">String(50)</text:p>
          </table:table-cell>
          <table:table-cell table:style-name="Tabela2.D1" office:value-type="string">
            <text:p text:style-name="P22">Imię popełniającego wykroczenie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nazwisko</text:p>
          </table:table-cell>
          <table:table-cell table:style-name="Tabela2.A2" office:value-type="string">
            <text:p text:style-name="P22">String(50)</text:p>
          </table:table-cell>
          <table:table-cell table:style-name="Tabela2.D2" office:value-type="string">
            <text:p text:style-name="P22">Nazwisko popełniającego wykroczenie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rejestracja</text:p>
          </table:table-cell>
          <table:table-cell table:style-name="Tabela2.A2" office:value-type="string">
            <text:p text:style-name="P22">String(10)</text:p>
          </table:table-cell>
          <table:table-cell table:style-name="Tabela2.D2" office:value-type="string">
            <text:p text:style-name="P22">Numer rejestracyjny pojazdu, którym poruszał się popełniający wykroczenie.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termin_zapłaty</text:p>
          </table:table-cell>
          <table:table-cell table:style-name="Tabela2.A2" office:value-type="string">
            <text:p text:style-name="P22">DateTime</text:p>
          </table:table-cell>
          <table:table-cell table:style-name="Tabela2.D2" office:value-type="string">
            <text:p text:style-name="P22">Dokładna data, do której <text:span text:style-name="T11">opłata ma zostać uiszczona</text:span></text:p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9">wiek</text:p>
          </table:table-cell>
          <table:table-cell table:style-name="Tabela2.A2" office:value-type="string">
            <text:p text:style-name="P29">Numeric</text:p>
          </table:table-cell>
          <table:table-cell table:style-name="Tabela2.D2" office:value-type="string">
            <text:p text:style-name="P29">Wiek popełniającego wykroczenie</text:p>
          </table:table-cell>
        </table:table-row>
      </table:table>
      <text:p text:style-name="P18"/>
      <text:p text:style-name="P30"/>
      <text:p text:style-name="P30">Excel Komendanta</text:p>
      <text:p text:style-name="P31"/>
      <text:p text:style-name="P31"><text:span text:style-name="T12">Strona 1</text:span><text:span text:style-name="T13"> </text:span>Komendant posiada prywatnego Excel’a, w którym przechowuje informacje na temat patroli, to ile akcji oraz kontroli przeprowadzili, a także ile mandatów wystawili:</text:p>
      <text:p text:style-name="P32"/>
      <text:list text:style-name="L2">
        <text:list-item>
          <text:p text:style-name="P33">Kolumna A – <text:span text:style-name="T14">Imię policjanta (text)</text:span></text:p>
        </text:list-item>
        <text:list-item>
          <text:p text:style-name="P34">Kolumna B – Nazwisko policjanta (text), <text:span text:style-name="T15">w przypadku zmiany nazwiska kolumna jest aktualizowana</text:span></text:p>
        </text:list-item>
        <text:list-item>
          <text:p text:style-name="P34">Kolumna C – numer odznaki (Numeric)</text:p>
        </text:list-item>
        <text:list-item>
          <text:p text:style-name="P34">Kolumna D – <text:span text:style-name="T15">stopień (text), w przypadku zmiany stopnia </text:span><text:span text:style-name="T16">tworzony jest nowy wiersz dla danego pracownika, z nowym stopniem i zmienionymi datami początku i końca służby na danym stopniu</text:span></text:p>
        </text:list-item>
        <text:list-item>
          <text:p text:style-name="P35">Kolumna E – data początku służby na obecnym stopniu (rok-miesiąc-dzień)</text:p>
        </text:list-item>
        <text:list-item>
          <text:p text:style-name="P35">Kolumna F – data końca służby na obecnym stopniu (rok-miesiąc-dzień)</text:p>
        </text:list-item>
        <text:list-item>
          <text:p text:style-name="P36">Kolumna <text:span text:style-name="T17">G </text:span>– Pesel (text)</text:p>
        </text:list-item>
        <text:list-item>
          <text:p text:style-name="P37">Kolumna H – płeć (text)</text:p>
        </text:list-item>
      </text:list>
      <text:p text:style-name="P38"/>
      <text:p text:style-name="P38"/>
      <text:p text:style-name="P39"/>
      <text:p text:style-name="P39"><text:soft-page-break/></text:p>
      <text:p text:style-name="P39">3. Scenariusze problemów analitycznych:</text:p>
      <text:p text:style-name="P39"/>
      <text:p text:style-name="P40">Dlaczego w poprzednim kwartale zanotowano wzrost/spadek liczby wykroczeń?</text:p>
      <text:p text:style-name="P41"/>
      <text:p text:style-name="P42">1. Porównaj liczbę przeprowadzonych akcji w ostatnim kwartale względem poprzedniego.</text:p>
      <text:p text:style-name="P42">2. Porównaj liczbę wykroczeń popełnionych przez dni weekendowe w ostatni kwartale względem poprzedniego.</text:p>
      <text:p text:style-name="P42">3. Porównaj liczbę wystawionych mandatów w ostatnim kwartale względem poprzedniego.</text:p>
      <text:p text:style-name="P42">4. Porównaj średnią liczbę kontroli na akcję podczas ostatniego kwartału względem poprzedniego.</text:p>
      <text:p text:style-name="P42">5. Porównaj ile kontroli zakończyło się na upomnieniu w ostatnim kwartale względem roku poprzedniego.</text:p>
      <text:p text:style-name="P42">6. <text:span text:style-name="T18">Które miejsca obfitowały w najwięcej wykroczeń podczas ostatniego kwartału?</text:span></text:p>
      <text:p text:style-name="P43"><text:span text:style-name="T19">7</text:span>. Porównaj patrole względem ilości wystawionych mandatów, w których przynajmniej jednym z policjantów była kobieta, do tych w których byli sami mężczyźni.</text:p>
      <text:p text:style-name="P43"><text:span text:style-name="T19">8</text:span>. Jaki procent wykroczeń z ostatniego kwartału stanowiły wykroczenia popełnione w miejscach niedaleko dyskotek/barów?</text:p>
      <text:p text:style-name="P43"/>
      <text:p text:style-name="P43"/>
      <text:p text:style-name="P44"><text:span text:style-name="T20">Jak bardzo alkohol wpływa na popełniane wykroczenia drogowe</text:span><text:span text:style-name="T21">?</text:span></text:p>
      <text:p text:style-name="P45"/>
      <text:p text:style-name="P43">1. Ile spośród popełnionych wykroczeń przez ostatni kwartał zostało popełnionych przez pijanych kierowców?</text:p>
      <text:p text:style-name="P43">2. W jakim dniu tygodnia najczęściej dochodzi do złapania pijanego kierowcy?</text:p>
      <text:p text:style-name="P43">3. <text:s/>Które miejsca najczęściej są świadkiem złapania pijanego kierowcy?</text:p>
      <text:p text:style-name="P43"/>
      <text:p text:style-name="P43"/>
      <text:p text:style-name="P43"/>
      <text:p text:style-name="P46"><text:span text:style-name="T22">4. Dane potrzebne do problemów analitycznych</text:span>:</text:p>
      <text:p text:style-name="P47"/>
      <text:p text:style-name="P48">Problem: <text:span text:style-name="T23">„Dlaczego w poprzednim kwartale zanotowano wzrost/spadek liczby wykroczeń?”</text:span></text:p>
      <text:p text:style-name="P49"/>
      <text:p text:style-name="P50"><text:span text:style-name="T22">1. </text:span>Porównaj liczbę przeprowadzonych akcji w ostatnim kwartale względem poprzedniego:</text:p>
      <text:list text:style-name="L3">
        <text:list-item>
          <text:p text:style-name="P51">ostatni kwartał –<text:span text:style-name="T24"> </text:span><text:span text:style-name="T25"><text:s/></text:span><text:span text:style-name="T26">Ticketer, tabela </text:span><text:span text:style-name="T27">Akcja,</text:span><text:span text:style-name="T26"> </text:span><text:span text:style-name="T28">kolumna</text:span><text:span text:style-name="T26"> </text:span><text:span text:style-name="T27">data</text:span></text:p>
        </text:list-item>
      </text:list>
      <text:p text:style-name="P52"/>
      <text:p text:style-name="P53">2. <text:span text:style-name="T16"><text:s/>Porównaj liczbę wykroczeń popełnionych przez dni weekendowe w ostatni kwartale względem poprzedniego:</text:span></text:p>
      <text:list text:style-name="L4">
        <text:list-item>
          <text:p text:style-name="P54"><text:span text:style-name="T1">ilość wystawionych mandatów</text:span> – <text:span text:style-name="T29">Ticketer, tabela Kontrola, kolumna czas</text:span></text:p>
        </text:list-item>
        <text:list-item>
          <text:p text:style-name="P55">ostatni kwartał –<text:span text:style-name="T24"> <text:s/></text:span><text:span text:style-name="T30">pobrane z zewnętrznego API, np. Google Calendar</text:span></text:p>
        </text:list-item>
      </text:list>
      <text:p text:style-name="P56"/>
      <text:p text:style-name="P56">3. <text:span text:style-name="T16">Porównaj liczbę wystawionych mandatów w ostatnim kwartale względem poprzedniego:</text:span></text:p>
      <text:list text:style-name="L5">
        <text:list-item>
          <text:p text:style-name="P57">liczba wystawionych mandatów – <text:span text:style-name="T24">Ticketer,</text:span><text:span text:style-name="T31"> tabela Mandat</text:span></text:p>
        </text:list-item>
        <text:list-item>
          <text:p text:style-name="P58">ostatni kwartał – <text:span text:style-name="T24">Ticketer, </text:span><text:span text:style-name="T14">tabela </text:span><text:span text:style-name="T24">Kontrola, </text:span><text:span text:style-name="T14">kolumna </text:span><text:span text:style-name="T24">czas</text:span></text:p>
        </text:list-item>
      </text:list>
      <text:p text:style-name="P59"/>
      <text:p text:style-name="P59">4. <text:span text:style-name="T16">Porównaj średnią liczbę kontroli na akcję podczas ostatniego kwartału względem poprzedniego:</text:span></text:p>
      <text:list text:style-name="L6">
        <text:list-item>
          <text:p text:style-name="P60">liczba przeprowadzonych <text:span text:style-name="T32">akcji</text:span> – <text:span text:style-name="T27">Ticketer, </text:span><text:span text:style-name="T30">tabela </text:span><text:span text:style-name="T27">Akcja, </text:span><text:span text:style-name="T30">kolumna </text:span><text:span text:style-name="T27">data</text:span></text:p>
        </text:list-item>
        <text:list-item>
          <text:p text:style-name="P61">liczba przeprowadzonych kontroli – <text:span text:style-name="T24">Ticketer, </text:span><text:span text:style-name="T14">tabela Kontrola, kolumna czas</text:span></text:p>
        </text:list-item>
      </text:list>
      <text:p text:style-name="P62"/>
      <text:p text:style-name="P62"><text:soft-page-break/>5. <text:span text:style-name="T16">Porównaj ile kontroli zakończyło się na upomnieniu w ostatnim kwartale względem roku poprzedniego:</text:span></text:p>
      <text:list text:style-name="L7">
        <text:list-item>
          <text:p text:style-name="P63"><text:span text:style-name="T1">liczba kontroli bez wykroczeń</text:span> – <text:span text:style-name="T25">Ticketer, </text:span>tabela <text:span text:style-name="T25">Kontrola</text:span>, kolumna <text:span text:style-name="T25">wykroczenie</text:span></text:p>
        </text:list-item>
        <text:list-item>
          <text:p text:style-name="P64">ostatni kwartał<text:span text:style-name="T14"> – </text:span><text:span text:style-name="T24">Ticketer, </text:span><text:span text:style-name="T14">tabela </text:span><text:span text:style-name="T24">Kontrola, </text:span><text:span text:style-name="T33">kolumna </text:span><text:span text:style-name="T34">czas</text:span></text:p>
        </text:list-item>
      </text:list>
      <text:p text:style-name="P65"/>
      <text:p text:style-name="P66">6. <text:span text:style-name="T18">Które miejsca obfitowały w najwięcej wykroczeń podczas ostatniego kwartału?</text:span></text:p>
      <text:list text:style-name="L8">
        <text:list-item>
          <text:p text:style-name="P67"><text:span text:style-name="T1">miejsca przeprowadzonych akcji </text:span>– <text:span text:style-name="T25">Ticketer, </text:span>tabela <text:span text:style-name="T25">Akcja, </text:span>kolumna <text:span text:style-name="T25">miejsce</text:span></text:p>
        </text:list-item>
        <text:list-item>
          <text:p text:style-name="P67"><text:span text:style-name="T1">liczba popełnionych wykroczeń</text:span> – <text:span text:style-name="T25">Ticketer, </text:span>tabela <text:span text:style-name="T25">Kontrola,</text:span> kolumna <text:span text:style-name="T25">wykroczenie</text:span></text:p>
        </text:list-item>
      </text:list>
      <text:p text:style-name="P68"/>
      <text:p text:style-name="P69">7. <text:span text:style-name="T18">Porównaj patrole względem ilości wystawionych mandatów, w których przynajmniej jednym z policjantów była kobieta, do tych w których byli sami mężczyźni:</text:span></text:p>
      <text:list text:style-name="L9">
        <text:list-item>
          <text:p text:style-name="P70">płeć pierwszego policjanta z patrolu – <text:span text:style-name="T24">Excel Komendanta, kolumna G</text:span></text:p>
        </text:list-item>
        <text:list-item>
          <text:p text:style-name="P70">płeć drugiego policjanta z patrolu - <text:span text:style-name="T24">Excel Komendanta, kolumna G</text:span></text:p>
        </text:list-item>
        <text:list-item>
          <text:p text:style-name="P71">liczba wystawionych mandatów – <text:span text:style-name="T24">Ticketer, </text:span><text:span text:style-name="T14">tabela </text:span><text:span text:style-name="T24">Mandat</text:span></text:p>
        </text:list-item>
      </text:list>
      <text:p text:style-name="P69"/>
      <text:p text:style-name="P69"/>
      <text:p text:style-name="P72"><text:span text:style-name="T35">8.</text:span><text:span text:style-name="T36"> </text:span><text:span text:style-name="T37">Jaki procent wykroczeń z ostatniego kwartału stanowiły wykroczenia popełnione w miejscach niedaleko dyskotek/barów?</text:span></text:p>
      <text:list text:style-name="L10">
        <text:list-item>
          <text:p text:style-name="P73">miejsce kontroli – <text:span text:style-name="T24">Ticketer, </text:span><text:span text:style-name="T14">tabela </text:span><text:span text:style-name="T24">Akcja, </text:span><text:span text:style-name="T14">kolumna</text:span><text:span text:style-name="T24"> miejsce</text:span></text:p>
        </text:list-item>
        <text:list-item>
          <text:p text:style-name="P74"><text:span text:style-name="T38">rodzaj wykroczenia </text:span>– <text:span text:style-name="T14">Ticketer, </text:span><text:span text:style-name="T31">tabela </text:span><text:span text:style-name="T14">Kontrola,</text:span><text:span text:style-name="T31"> kolumna</text:span><text:span text:style-name="T14"> wykroczenie</text:span></text:p>
        </text:list-item>
        <text:list-item>
          <text:p text:style-name="P73">sąsiedztwo dyskotek – <text:span text:style-name="T14">ani </text:span><text:span text:style-name="T24">Ticketer, ani Excel Komendanta nie posiadają tych informacji, zaleca się analizę okolicy miejsca kontroli za pomocą zewnętrznego API, np. Mapy Google</text:span></text:p>
        </text:list-item>
      </text:list>
      <text:p text:style-name="P39"><text:s/></text:p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7:53:22.394590800</meta:creation-date>
    <dc:date>2025-10-15T12:43:59.407467700</dc:date>
    <meta:editing-duration>PT25M51S</meta:editing-duration>
    <meta:editing-cycles>2</meta:editing-cycles>
    <meta:generator>LibreOffice/25.2.5.1$Windows_X86_64 LibreOffice_project/484541f705153d4ff78284873b0153c3e5a280db</meta:generator>
    <meta:document-statistic meta:table-count="2" meta:image-count="0" meta:object-count="0" meta:page-count="5" meta:paragraph-count="140" meta:word-count="1047" meta:character-count="7762" meta:non-whitespace-character-count="6854"/>
  </office:meta>
</office:document-meta>
</file>